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Цели, задачи и методы исследования программного кода</text:p>
      <text:p text:style-name="P1"/>
      <text:p text:style-name="Standard"/>
      <text:p text:style-name="P3">Цели исследования программного кода</text:p>
      <text:p text:style-name="P3"/>
      <text:p text:style-name="P3">1. Каковы основные цели анализа программного кода?</text:p>
      <text:p text:style-name="P3"/>
      <text:p text:style-name="P3">Поиск ошибок и уязвимости, оценка качества кода</text:p>
      <text:p text:style-name="P3">Оптимизация производительности</text:p>
      <text:p text:style-name="P3">Обеспечение соответствия требованиям</text:p>
      <text:p text:style-name="P3">Поддержка сопровождения и развития </text:p>
      <text:p text:style-name="P3"/>
      <text:p text:style-name="P3"/>
      <text:p text:style-name="P3">2. Почему исследование программного кода является важным этапом его разработки?</text:p>
      <text:p text:style-name="P3"/>
      <text:p text:style-name="P3">Повышает качество, безопасность и эффективность программного продукта, выявляет ошибки.</text:p>
      <text:p text:style-name="P3"/>
      <text:p text:style-name="P3"/>
      <text:p text:style-name="P3"/>
      <text:p text:style-name="P3">3. Какие результаты могут быть достигнуты благодаря исследованию программного кода?</text:p>
      <text:p text:style-name="P3"/>
      <text:p text:style-name="P3">- Обнаружение и исправление ошибок <text:s/></text:p>
      <text:p text:style-name="P3">- Повышение безопасности приложения <text:s/></text:p>
      <text:p text:style-name="P3">- Улучшение читаемости и структуры кода <text:s/></text:p>
      <text:p text:style-name="P3">- Оптимизация производительности <text:s/></text:p>
      <text:p text:style-name="P3">- Упрощение сопровождения и развития проекта</text:p>
      <text:p text:style-name="P3"/>
      <text:p text:style-name="P3"/>
      <text:p text:style-name="P3">4. Как исследование кода помогает улучшить качество программного обеспечения?</text:p>
      <text:p text:style-name="P3"/>
      <text:p text:style-name="P3">Исследование кода помогает выявлять и исправлять ошибки, находить уязвимости, оптимизировать производительность и улучшать читаемость, что повышает безопасность, надежность и удобство сопровождения программного обеспечения.</text:p>
      <text:p text:style-name="P3"/>
      <text:p text:style-name="P3">5. Какие долгосрочные цели могут быть связаны с анализом программного кода?</text:p>
      <text:p text:style-name="P3"/>
      <text:p text:style-name="P3">- Повышение надежности и безопасности <text:s/></text:p>
      <text:p text:style-name="P3">- Улучшение производительности <text:s/></text:p>
      <text:p text:style-name="P3">- Обеспечение удобства сопровождения и масштабируемости <text:s/></text:p>
      <text:p text:style-name="P3">- Снижение технического долга <text:s/></text:p>
      <text:p text:style-name="P3">- Поддержание стандартов качества и согласованности кода</text:p>
      <text:p text:style-name="P3"/>
      <text:p text:style-name="P3"><text:s/></text:p>
      <text:p text:style-name="P3">Задачи исследования программного кода</text:p>
      <text:p text:style-name="P3"/>
      <text:p text:style-name="P3"><text:soft-page-break/>6. Какие задачи решает статический анализ программного кода?</text:p>
      <text:p text:style-name="P3"/>
      <text:p text:style-name="P3">- Поиска ошибок и уязвимостей без запуска программы <text:s/></text:p>
      <text:p text:style-name="P3">- Проверки соответствия стандартам и стилю <text:s/></text:p>
      <text:p text:style-name="P3">- Обнаружения мертвого и неиспользуемого кода <text:s/></text:p>
      <text:p text:style-name="P3">- Оценки качества и безопасности кода</text:p>
      <text:p text:style-name="P3"/>
      <text:p text:style-name="P3"/>
      <text:p text:style-name="P3">7. Каковы задачи динамического анализа программного обеспечения?</text:p>
      <text:p text:style-name="P3"/>
      <text:p text:style-name="P3">- Выявление и устранение ошибок во время выполнения <text:s/></text:p>
      <text:p text:style-name="P3">- Проверка корректности работы программы на реальных данных <text:s/></text:p>
      <text:p text:style-name="P3">- Обнаружение утечек памяти и сбоев <text:s/></text:p>
      <text:p text:style-name="P3">- Оценка производительности и нагрузочного поведения <text:s/></text:p>
      <text:p text:style-name="P3">- Тестирование функций, недоступных статическому анализу</text:p>
      <text:p text:style-name="P3"/>
      <text:p text:style-name="P3"/>
      <text:p text:style-name="P3">8. Чем отличаются задачи рефакторинга кода от задач его тестирования?</text:p>
      <text:p text:style-name="P3"/>
      <text:p text:style-name="P3">Рефакторинг — улучшение кода без изменения его поведения (чистота, структура). Меняет код</text:p>
      <text:p text:style-name="P3">Тестирование — проверка правильности работы программы, поиск ошибок. Тесты обычно запускают до и после рефакторинга для контроля сохранения функционала.</text:p>
      <text:p text:style-name="P3"/>
      <text:p text:style-name="P3"/>
      <text:p text:style-name="P3">9. Какие аспекты документирования кода следует учитывать при исследовании?</text:p>
      <text:p text:style-name="P3"/>
      <text:p text:style-name="P3">- Ясность и понятность <text:s/></text:p>
      <text:p text:style-name="P3">- Полное описание функций и параметров <text:s/></text:p>
      <text:p text:style-name="P3">- Актуальность и соответствие кода <text:s/></text:p>
      <text:p text:style-name="P3">- Логичная структура и форматирование <text:s/></text:p>
      <text:p text:style-name="P3">- Обоснование исследовательских решений <text:s/></text:p>
      <text:p text:style-name="P3">- Примеры использования и тесты <text:s/></text:p>
      <text:p text:style-name="P3">- Следование стандартам документирования</text:p>
      <text:p text:style-name="P3"/>
      <text:p text:style-name="P3"/>
      <text:p text:style-name="P3">10. Как провести анализ производительности кода в рамках его исследования?</text:p>
      <text:p text:style-name="P3"/>
      <text:p text:style-name="P3">- Выделите метрики: время, память, нагрузка <text:s/></text:p>
      <text:p text:style-name="P3">- Используйте профайлеры для поиска узких мест <text:s/></text:p>
      <text:p text:style-name="P3">- Протестируйте на разных данных <text:s/></text:p>
      <text:p text:style-name="P3">- Сравните результаты с эталоном <text:s/></text:p>
      <text:p text:style-name="P3">- Запишите условия для повторяемости</text:p>
      <text:p text:style-name="P3"/>
      <text:p text:style-name="P3">Документировать методы, условия тестирования и среду, чтобы обеспечить воспроизводимость результатов.</text:p>
      <text:p text:style-name="P3"/>
      <text:p text:style-name="P3"><text:soft-page-break/><text:s/></text:p>
      <text:p text:style-name="P3">Методы исследования программного кода</text:p>
      <text:p text:style-name="P3"/>
      <text:p text:style-name="P3">11. Какие методы существуют для статического анализа программного кода?</text:p>
      <text:p text:style-name="P3"/>
      <text:p text:style-name="P3"><text:s/>Синтаксический анализ <text:s/></text:p>
      <text:p text:style-name="P3">- Анализ потока управления <text:s/></text:p>
      <text:p text:style-name="P3">- Анализ потока данных <text:s/></text:p>
      <text:p text:style-name="P3">- Поиск шаблонов ошибок <text:s/></text:p>
      <text:p text:style-name="P3">- Анализ зависимостей <text:s/></text:p>
      <text:p text:style-name="P3">- Статическая проверка типов <text:s/></text:p>
      <text:p text:style-name="P3">- Символическое выполнение <text:s/></text:p>
      <text:p text:style-name="P3">- Анализ безопасности <text:s/></text:p>
      <text:p text:style-name="P3"/>
      <text:p text:style-name="P3">Все эти методы помогают выявлять ошибки и уязвимости без запуска программы.</text:p>
      <text:p text:style-name="P3"/>
      <text:p text:style-name="P3"/>
      <text:p text:style-name="P3">12. Какова роль тестирования в исследовании программного обеспечения?</text:p>
      <text:p text:style-name="P3"/>
      <text:p text:style-name="P3">- Проверка соответствия ПО требованиям <text:s/></text:p>
      <text:p text:style-name="P3">- Выявление ошибок и багов <text:s/></text:p>
      <text:p text:style-name="P3">- Оценка качества и надежности <text:s/></text:p>
      <text:p text:style-name="P3">- Подтверждение функциональности <text:s/></text:p>
      <text:p text:style-name="P3">- Улучшение безопасности и производительности <text:s/></text:p>
      <text:p text:style-name="P3">- Снижение рисков перед выпуском <text:s/></text:p>
      <text:p text:style-name="P3"/>
      <text:p text:style-name="P3">Тестирование обеспечивает объективную оценку и повышение качества программного продукта.</text:p>
      <text:p text:style-name="P3"/>
      <text:p text:style-name="P3"/>
      <text:p text:style-name="P3">13. Какие инструменты используют для выполнения динамического анализа программного кода?</text:p>
      <text:p text:style-name="P3"/>
      <text:p text:style-name="P3">- Отладчики (GDB, WinDbg) <text:s/></text:p>
      <text:p text:style-name="P3">- Профилировщики (Valgrind, VisualVM) <text:s/></text:p>
      <text:p text:style-name="P3">- Инструменты обнаружения утечек памяти (AddressSanitizer) <text:s/></text:p>
      <text:p text:style-name="P3">- Трассировщики (strace, DTrace)</text:p>
      <text:p text:style-name="P3">- Фреймворки для автоматизированного тестирования (JUnit, NUnit)</text:p>
      <text:p text:style-name="P3"/>
      <text:p text:style-name="P3"/>
      <text:p text:style-name="P3">14. Как метод код-ревью может быть применен в исследовании программного кода?</text:p>
      <text:p text:style-name="P3"/>
      <text:p text:style-name="P3">Код-ревью в исследовании программного кода помогает выявить ошибки, уязвимости и несоответствия стандартам, улучшить качество и читаемость, повысить коллективное понимание и найти возможности для оптимизации и рефакторинга.</text:p>
      <text:p text:style-name="P3"/>
      <text:p text:style-name="P3"/>
      <text:p text:style-name="P3"><text:soft-page-break/>15. Что такое автоматизированные инструменты анализа кода и какие их преимущества?</text:p>
      <text:p text:style-name="P3"/>
      <text:p text:style-name="P3">Автоматизированные инструменты анализа кода — программы, которые автоматически проверяют код на ошибки, уязвимости и нарушения стиля.</text:p>
      <text:p text:style-name="P3"/>
      <text:p text:style-name="P3">Преимущества <text:s/></text:p>
      <text:p text:style-name="P3">- Быстрая проверка <text:s/></text:p>
      <text:p text:style-name="P3">- Повышение качества кода <text:s/></text:p>
      <text:p text:style-name="P3">- Раннее обнаружение ошибок <text:s/></text:p>
      <text:p text:style-name="P3">- Исключение человеческого фактора <text:s/></text:p>
      <text:p text:style-name="P3">- Легкая интеграция в процессы разработки</text:p>
      <text:p text:style-name="P3"/>
      <text:p text:style-name="P3"/>
      <text:p text:style-name="P3"><text:s/></text:p>
      <text:p text:style-name="P3">Проблемы и вызовы</text:p>
      <text:p text:style-name="P3"/>
      <text:p text:style-name="P3">16. Какие проблемы могут возникнуть при исследовании программного кода?</text:p>
      <text:p text:style-name="P3"/>
      <text:p text:style-name="P3">- Сложность и объём кода <text:s/></text:p>
      <text:p text:style-name="P3">- Неполная или устаревшая документация <text:s/></text:p>
      <text:p text:style-name="P3">- Запутанная логика и плохая архитектура <text:s/></text:p>
      <text:p text:style-name="P3">- Скрытые ошибки и уязвимости <text:s/></text:p>
      <text:p text:style-name="P3">- Зависимости от внешних библиотек <text:s/></text:p>
      <text:p text:style-name="P3">- Низкое качество комментариев и оформление <text:s/></text:p>
      <text:p text:style-name="P3">- Ограниченное время и ресурсы на анализ</text:p>
      <text:p text:style-name="P3"/>
      <text:p text:style-name="P3"/>
      <text:p text:style-name="P3">17. Как справляться с техническим долгом в процессе анализа кода?</text:p>
      <text:p text:style-name="P3"/>
      <text:p text:style-name="P3"><text:s/>Выявлять и приоритизировать <text:s/></text:p>
      <text:p text:style-name="P3">- Рефакторить постепенно <text:s/></text:p>
      <text:p text:style-name="P3">- Использовать тесты <text:s/></text:p>
      <text:p text:style-name="P3">- Документировать <text:s/></text:p>
      <text:p text:style-name="P3">- Следовать стандартам <text:s/></text:p>
      <text:p text:style-name="P3">- Планировать время <text:s/></text:p>
      <text:p text:style-name="P3">- Обучать команду</text:p>
      <text:p text:style-name="P3"/>
      <text:p text:style-name="P3"/>
      <text:p text:style-name="P3">18. Какие трудности могут возникнуть при интерпретации результатов анализа?</text:p>
      <text:p text:style-name="P3"/>
      <text:p text:style-name="P3">- Неоднозначность данных <text:s/></text:p>
      <text:p text:style-name="P3">- Ошибки и погрешности <text:s/></text:p>
      <text:p text:style-name="P3">- Статистические и когнитивные искажения <text:s/></text:p>
      <text:p text:style-name="P3">- Недостаток опыта <text:s/></text:p>
      <text:p text:style-name="P3">- Большой объём информации</text:p>
      <text:p text:style-name="P3"/>
      <text:p text:style-name="P3"><text:soft-page-break/></text:p>
      <text:p text:style-name="P3">19. Как обеспечить безопасность при проведении исследований программного кода?</text:p>
      <text:p text:style-name="P3"/>
      <text:p text:style-name="P3">- Анализ в изолированной среде (ВМ, контейнер) <text:s/></text:p>
      <text:p text:style-name="P3">- Проверка на вредоносный код <text:s/></text:p>
      <text:p text:style-name="P3">- Ограничение прав доступа <text:s/></text:p>
      <text:p text:style-name="P3">- Обновление инструментов <text:s/></text:p>
      <text:p text:style-name="P3">- Аудит и контроль действий</text:p>
      <text:p text:style-name="P3"/>
      <text:p text:style-name="P3"/>
      <text:p text:style-name="P3">20. В чем заключается важность использования учёта метрик кода?</text:p>
      <text:p text:style-name="P3"/>
      <text:p text:style-name="P3">- Оценка качества и сложности <text:s/></text:p>
      <text:p text:style-name="P3">- Выявление проблем и ошибок <text:s/></text:p>
      <text:p text:style-name="P3">- Повышение поддерживаемости <text:s/></text:p>
      <text:p text:style-name="P3">- Контроль прогресса разработки <text:s/></text:p>
      <text:p text:style-name="P3">- Оптимизация и автоматизация процессов</text:p>
      <text:p text:style-name="P3"/>
      <text:p text:style-name="P3"/>
      <text:p text:style-name="P3"><text:s/></text:p>
      <text:p text:style-name="P3">Практические аспекты исследования</text:p>
      <text:p text:style-name="P3"/>
      <text:p text:style-name="P3">21. Как составить стратегию для исследования программного кода?</text:p>
      <text:p text:style-name="P3"/>
      <text:p text:style-name="P3">В первую очередь определить цель, затем выбрать инструменты,</text:p>
      <text:p text:style-name="P3">3. Изучить структуру и логику <text:s/></text:p>
      <text:p text:style-name="P3">4. Проанализировать ключевые участки <text:s/></text:p>
      <text:p text:style-name="P3">5. Зафиксировать результаты и выводы <text:s/></text:p>
      <text:p text:style-name="P3">6. При необходимости повторить анализ</text:p>
      <text:p text:style-name="P3"/>
      <text:p text:style-name="P3"/>
      <text:p text:style-name="P3">22. Какие метрики кода наиболее полезны при анализе его качества?</text:p>
      <text:p text:style-name="P3"/>
      <text:p text:style-name="P3">- Цикломатическая сложность — сложность логики. <text:s/></text:p>
      <text:p text:style-name="P3">- Покрытие тестами — % проверенного кода. <text:s/></text:p>
      <text:p text:style-name="P3">- Дублирование — повторяющийся код. <text:s/></text:p>
      <text:p text:style-name="P3">- Кол-во предупреждений статического анализа — потенциальные ошибки. <text:s/></text:p>
      <text:p text:style-name="P3">- Длина функций и вложенность — читаемость. <text:s/></text:p>
      <text:p text:style-name="P3"/>
      <text:p text:style-name="P3">Всё это помогает оценить поддерживаемость и надёжность.</text:p>
      <text:p text:style-name="P3"/>
      <text:p text:style-name="P3"/>
      <text:p text:style-name="P3">23. Как проводить анализ кода в условиях Agile-методологий?</text:p>
      <text:p text:style-name="P3"/>
      <text:p text:style-name="P3">Проводить регулярно понемногу.</text:p>
      <text:p text:style-name="P3">Интегрирован в процесс CI/CD с автоматическими проверками <text:s/></text:p>
      <text:p text:style-name="P3">Используются peer reviews (взаимные проверки между разработчиками) <text:s/></text:p>
      <text:p text:style-name="P3"><text:soft-page-break/>Делать акцент на быстром выявлении и исправлении ошибок <text:s/></text:p>
      <text:p text:style-name="P3">Командная коммуникация и обмен знаниями <text:s/></text:p>
      <text:p text:style-name="P3">Использование инструментов для статического анализа и тестирования <text:s/></text:p>
      <text:p text:style-name="P3">Фокус на улучшении качества и поддерживаемости кода без задержек в релизах</text:p>
      <text:p text:style-name="P3"/>
      <text:p text:style-name="P3"/>
      <text:p text:style-name="P3">24. Как учитывать пользовательский опыт (UX) в исследовании программного кода?</text:p>
      <text:p text:style-name="P3"/>
      <text:p text:style-name="P3">- Оценивают читаемость и поддержку кода. <text:s/></text:p>
      <text:p text:style-name="P3">- Проверяют обработку ошибок и качество обратной связи. <text:s/></text:p>
      <text:p text:style-name="P3">- Анализируют производительность и отзывчивость. <text:s/></text:p>
      <text:p text:style-name="P3">- Учитывают возможность быстрой адаптации под потребности пользователей. <text:s/></text:p>
      <text:p text:style-name="P3">- Включают тесты и логирование для отслеживания пользовательских сценариев.</text:p>
      <text:p text:style-name="P3"/>
      <text:p text:style-name="P3"/>
      <text:p text:style-name="P3"/>
      <text:p text:style-name="P3">25. Какие навыки и знания необходимы для эффективного исследования программного кода?</text:p>
      <text:p text:style-name="P3"/>
      <text:p text:style-name="P3">- Знание языка программирования <text:s/></text:p>
      <text:p text:style-name="P3">- Работа с IDE и системами контроля версий (Git) <text:s/></text:p>
      <text:p text:style-name="P3">- Понимание архитектуры и паттернов проектирования <text:s/></text:p>
      <text:p text:style-name="P3">- Аналитическое мышление и внимание к деталям <text:s/></text:p>
      <text:p text:style-name="P3">- Знания алгоритмов и структур данных <text:s/></text:p>
      <text:p text:style-name="P3">- Опыт в тестировании кода <text:s/></text:p>
      <text:p text:style-name="P3">- Навыки документирования и коммуникации <text:s/></text:p>
      <text:p text:style-name="P3"/>
      <text:p text:style-name="P3"><text:s/></text:p>
      <text:p text:style-name="P3">Примеры и кейсы</text:p>
      <text:p text:style-name="P3"/>
      <text:p text:style-name="P3">26. Какие примеры успешного анализа программного кода можно привести?</text:p>
      <text:p text:style-name="P3"/>
      <text:p text:style-name="P3">- Обнаружение уязвимости Heartbleed в OpenSSL <text:s/></text:p>
      <text:p text:style-name="P3">- Оптимизация и рефакторинг Mozilla Firefox <text:s/></text:p>
      <text:p text:style-name="P3">- Постоянный контроль качества в Linux Kernel <text:s/></text:p>
      <text:p text:style-name="P3">- Статический анализ в Google для предотвращения ошибок</text:p>
      <text:p text:style-name="P3"/>
      <text:p text:style-name="P3"/>
      <text:p text:style-name="P3">27. Как анализ программного кода может повлиять на процесс разработки продукта?</text:p>
      <text:p text:style-name="P3"/>
      <text:p text:style-name="P3">Анализ программного кода улучшает качество продукта за счёт выявления ошибок и уязвимостей на ранних этапах, ускоряет отладку и тестирование, повышает читаемость и поддерживаемость кода, а также способствует соблюдению стандартов и лучшим практикам. В результате снижаются риски, сокращаются затраты и сроки разработки, что ведёт к более стабильному и эффективному продукту.</text:p>
      <text:p text:style-name="P3"/>
      <text:p text:style-name="P3"/>
      <text:p text:style-name="P3"><text:soft-page-break/>28. В каких случаях стоит применять метод анализа кода к унаследованному ПО?</text:p>
      <text:p text:style-name="P3"/>
      <text:p text:style-name="P3">- Для понимания структуры и логики. <text:s/></text:p>
      <text:p text:style-name="P3">- При выявлении багов и уязвимостей. <text:s/></text:p>
      <text:p text:style-name="P3">- Перед рефакторингом или миграцией. <text:s/></text:p>
      <text:p text:style-name="P3">- Для оценки качества и поддержки. <text:s/></text:p>
      <text:p text:style-name="P3"/>
      <text:p text:style-name="P3">Это снижает риски и улучшает сопровождение.</text:p>
      <text:p text:style-name="P3"/>
      <text:p text:style-name="P3"/>
      <text:p text:style-name="P3">29. Как применение современных технологий, таких как машинное обучение, может улучшить анализ кода?</text:p>
      <text:p text:style-name="P3"/>
      <text:p text:style-name="P3"/>
      <text:p text:style-name="P3">- Быстро и точно находит баги и уязвимости <text:s/></text:p>
      <text:p text:style-name="P3">- Понимает смысл и контекст кода <text:s/></text:p>
      <text:p text:style-name="P3">- Помогает оптимизировать и рефакторить <text:s/></text:p>
      <text:p text:style-name="P3">- Автоматизирует создание документации и тестов <text:s/></text:p>
      <text:p text:style-name="P3">- Оценивает риск и сложность участков кода <text:s/></text:p>
      <text:p text:style-name="P3"/>
      <text:p text:style-name="P3">Это повышает качество и скорость анализа.</text:p>
      <text:p text:style-name="P3"/>
      <text:p text:style-name="P3"/>
      <text:p text:style-name="P3">30. Какие тенденции в исследовании программного кода наблюдаются на сегодняшний день?</text:p>
      <text:p text:style-name="P3"/>
      <text:p text:style-name="P3">- Использование ИИ и машинного обучения для анализа и поиска ошибок <text:s/></text:p>
      <text:p text:style-name="P3">- Совмещение статического и динамического анализа <text:s/></text:p>
      <text:p text:style-name="P3">- Анализ больших проектов и метрик для выявления закономерностей <text:s/></text:p>
      <text:p text:style-name="P3">- Генерация и проверка документации на основе кода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4T15:40:55.710842810</meta:creation-date>
    <dc:date>2025-06-04T15:44:18.699750713</dc:date>
    <meta:editing-duration>PT3M23S</meta:editing-duration>
    <meta:editing-cycles>1</meta:editing-cycles>
    <meta:document-statistic meta:table-count="0" meta:image-count="0" meta:object-count="0" meta:page-count="7" meta:paragraph-count="190" meta:word-count="1226" meta:character-count="9479" meta:non-whitespace-character-count="8202"/>
    <meta:generator>LibreOffice/7.6.4.1$Linux_X86_64 LibreOffice_project/60$Build-1</meta:generator>
  </office:meta>
</office:document-meta>
</file>